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5e9" officeooo:paragraph-rsid="001605e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збранные места бот</text:p>
      <text:p text:style-name="P1"/>
      <text:p text:style-name="P1">Телеграм бот, позволяющий быстро получать и удобно сохранять информацию об определенном месте.</text:p>
      <text:p text:style-name="P1"/>
      <text:p text:style-name="P1">При запуске бота пользователь вводит название места/организации или его адрес. Бот предоставляет список подходящих под описание мест, из которых пользователь выбирает нужное ему. После выбора бот присылает пользователю сообщение, содержащее краткую информацию о месте, его адрес, ссылку на страницу организации в Яндекс картах и <text:span text:style-name="T1">Tripadvisor, </text:span><text:span text:style-name="T2">фотографии с данного места. </text:span></text:p>
      <text:p text:style-name="P1"><text:span text:style-name="T2"/></text:p>
      <text:p text:style-name="P1"><text:span text:style-name="T2">Такое сообщение можно удобно переслать или сохранить в избранное.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9:22:22.502000000</meta:creation-date>
    <dc:date>2024-03-10T20:39:30.836000000</dc:date>
    <meta:editing-duration>PT1H17M9S</meta:editing-duration>
    <meta:editing-cycles>1</meta:editing-cycles>
    <meta:document-statistic meta:table-count="0" meta:image-count="0" meta:object-count="0" meta:page-count="1" meta:paragraph-count="4" meta:word-count="73" meta:character-count="548" meta:non-whitespace-character-count="478"/>
    <meta:generator>LibreOffice/7.6.4.1$Windows_X86_64 LibreOffice_project/e19e193f88cd6c0525a17fb7a176ed8e6a3e2aa1</meta:generator>
  </office:meta>
</office:document-meta>
</file>